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8.491cm"/>
    </style:style>
    <style:style style:name="Таблица9.B" style:family="table-column">
      <style:table-column-properties style:column-width="3.103cm"/>
    </style:style>
    <style:style style:name="Таблица9.C" style:family="table-column">
      <style:table-column-properties style:column-width="2.596cm"/>
    </style:style>
    <style:style style:name="Таблица9.D" style:family="table-column">
      <style:table-column-properties style:column-width="5.593cm"/>
    </style:style>
    <style:style style:name="Таблица9.A1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Таблица9.B1" style:family="table-cell">
      <style:table-cell-properties style:vertical-align="middle" fo:background-color="#cccccc" fo:padding="0.176cm" fo:border-left="1pt solid #000000" fo:border-right="none" fo:border-top="1pt solid #000000" fo:border-bottom="1pt solid #000000">
        <style:background-image/>
      </style:table-cell-properties>
    </style:style>
    <style:style style:name="Таблица9.A2" style:family="table-cell">
      <style:table-cell-properties style:vertical-align="middle" fo:padding="0.176cm" fo:border="1pt solid #000000"/>
    </style:style>
    <style:style style:name="Таблица9.B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Таблица9.C2" style:family="table-cell">
      <style:table-cell-properties style:vertical-align="middle" fo:padding="0.176cm" fo:border="1pt solid #000000"/>
    </style:style>
    <style:style style:name="Таблица9.D2" style:family="table-cell">
      <style:table-cell-properties style:vertical-align="middle" fo:padding="0.176cm" fo:border="1pt solid #000000"/>
    </style:style>
    <style:style style:name="Таблица9.A3" style:family="table-cell">
      <style:table-cell-properties style:vertical-align="middle" fo:padding="0.176cm" fo:border="1pt solid #000000"/>
    </style:style>
    <style:style style:name="Таблица9.B3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Таблица9.C3" style:family="table-cell">
      <style:table-cell-properties style:vertical-align="middle" fo:padding="0.176cm" fo:border="1pt solid #000000"/>
    </style:style>
    <style:style style:name="Таблица9.D3" style:family="table-cell">
      <style:table-cell-properties style:vertical-align="middle" fo:padding="0.176cm" fo:border="1pt solid #000000"/>
    </style:style>
    <style:style style:name="Таблица9.A4" style:family="table-cell">
      <style:table-cell-properties style:vertical-align="middle" fo:padding="0.176cm" fo:border="1pt solid #000000"/>
    </style:style>
    <style:style style:name="Таблица9.B4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Таблица9.C4" style:family="table-cell">
      <style:table-cell-properties style:vertical-align="middle" fo:padding="0.176cm" fo:border="1pt solid #000000"/>
    </style:style>
    <style:style style:name="Таблица9.D4" style:family="table-cell">
      <style:table-cell-properties style:vertical-align="middle" fo:padding="0.176cm" fo:border="1pt solid #000000"/>
    </style:style>
    <style:style style:name="Таблица9.A5" style:family="table-cell">
      <style:table-cell-properties style:vertical-align="middle" fo:padding="0.176cm" fo:border="1pt solid #000000"/>
    </style:style>
    <style:style style:name="Таблица9.B5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Таблица9.C5" style:family="table-cell">
      <style:table-cell-properties style:vertical-align="middle" fo:padding="0.176cm" fo:border="1pt solid #000000"/>
    </style:style>
    <style:style style:name="Таблица9.D5" style:family="table-cell">
      <style:table-cell-properties style:vertical-align="middle" fo:padding="0.176cm" fo:border="1pt solid #000000"/>
    </style:style>
    <style:style style:name="Таблица9.A6" style:family="table-cell">
      <style:table-cell-properties style:vertical-align="middle" fo:padding="0.176cm" fo:border="1pt solid #000000"/>
    </style:style>
    <style:style style:name="Таблица9.B6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Таблица9.C6" style:family="table-cell">
      <style:table-cell-properties style:vertical-align="middle" fo:padding="0.176cm" fo:border="1pt solid #000000"/>
    </style:style>
    <style:style style:name="Таблица9.D6" style:family="table-cell">
      <style:table-cell-properties style:vertical-align="middle" fo:padding="0.176cm" fo:border="1pt solid #000000"/>
    </style:style>
    <style:style style:name="Таблица9.A7" style:family="table-cell">
      <style:table-cell-properties style:vertical-align="middle" fo:padding="0.176cm" fo:border="1pt solid #000000"/>
    </style:style>
    <style:style style:name="Таблица9.B7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Таблица9.C7" style:family="table-cell">
      <style:table-cell-properties style:vertical-align="middle" fo:padding="0.176cm" fo:border="1pt solid #000000"/>
    </style:style>
    <style:style style:name="Таблица9.D7" style:family="table-cell">
      <style:table-cell-properties style:vertical-align="middle" fo:padding="0.176cm" fo:border="1pt solid #000000"/>
    </style:style>
    <style:style style:name="Таблица9.A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Таблица9.B8" style:family="table-cell">
      <style:table-cell-properties style:vertical-align="middle" fo:padding="0.176cm" fo:border-left="1pt solid #000000" fo:border-right="none" fo:border-top="none" fo:border-bottom="1pt solid #000000"/>
    </style:style>
    <style:style style:name="Таблица9.C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Таблица9.D8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Таблица9.A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Таблица9.B9" style:family="table-cell">
      <style:table-cell-properties style:vertical-align="middle" fo:padding="0.176cm" fo:border-left="1pt solid #000000" fo:border-right="none" fo:border-top="none" fo:border-bottom="1pt solid #000000"/>
    </style:style>
    <style:style style:name="Таблица9.C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Таблица9.D9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4.916cm"/>
    </style:style>
    <style:style style:name="Таблица3.B" style:family="table-column">
      <style:table-column-properties style:column-width="2.447cm"/>
    </style:style>
    <style:style style:name="Таблица3.C" style:family="table-column">
      <style:table-column-properties style:column-width="2.988cm"/>
    </style:style>
    <style:style style:name="Таблица3.D" style:family="table-column">
      <style:table-column-properties style:column-width="2.917cm"/>
    </style:style>
    <style:style style:name="Таблица3.E" style:family="table-column">
      <style:table-column-properties style:column-width="3.732cm"/>
    </style:style>
    <style:style style:name="Таблица3.A1" style:family="table-cell">
      <style:table-cell-properties style:vertical-align="middle" fo:background-color="#cccccc" fo:padding="0.176cm" fo:border="1pt solid #000000">
        <style:background-image/>
      </style:table-cell-properties>
    </style:style>
    <style:style style:name="Таблица3.A2" style:family="table-cell">
      <style:table-cell-properties style:vertical-align="middle" fo:padding="0.176cm" fo:border="1pt solid #000000"/>
    </style:style>
    <style:style style:name="Таблица3.B2" style:family="table-cell">
      <style:table-cell-properties style:vertical-align="middle" fo:padding="0.176cm" fo:border="1pt solid #000000"/>
    </style:style>
    <style:style style:name="Таблица3.C2" style:family="table-cell">
      <style:table-cell-properties style:vertical-align="middle" fo:padding="0.176cm" fo:border="1pt solid #000000"/>
    </style:style>
    <style:style style:name="Таблица3.D2" style:family="table-cell">
      <style:table-cell-properties style:vertical-align="middle" fo:padding="0.176cm" fo:border="1pt solid #000000"/>
    </style:style>
    <style:style style:name="Таблица3.E2" style:family="table-cell">
      <style:table-cell-properties style:vertical-align="middle" fo:padding="0.176cm" fo:border="1pt solid #000000"/>
    </style:style>
    <style:style style:name="Таблица3.A3" style:family="table-cell">
      <style:table-cell-properties style:vertical-align="middle" fo:padding="0.176cm" fo:border="1pt solid #000000"/>
    </style:style>
    <style:style style:name="Таблица3.B3" style:family="table-cell">
      <style:table-cell-properties style:vertical-align="middle" fo:padding="0.176cm" fo:border="1pt solid #000000"/>
    </style:style>
    <style:style style:name="Таблица3.C3" style:family="table-cell">
      <style:table-cell-properties style:vertical-align="middle" fo:padding="0.176cm" fo:border="1pt solid #000000"/>
    </style:style>
    <style:style style:name="Таблица3.D3" style:family="table-cell">
      <style:table-cell-properties style:vertical-align="middle" fo:padding="0.176cm" fo:border="1pt solid #000000"/>
    </style:style>
    <style:style style:name="Таблица3.E3" style:family="table-cell">
      <style:table-cell-properties style:vertical-align="middle" fo:padding="0.176cm" fo:border="1pt solid #000000"/>
    </style:style>
    <style:style style:name="Таблица3.A4" style:family="table-cell">
      <style:table-cell-properties style:vertical-align="middle" fo:padding="0.176cm" fo:border="1pt solid #000000"/>
    </style:style>
    <style:style style:name="Таблица3.B4" style:family="table-cell">
      <style:table-cell-properties style:vertical-align="middle" fo:padding="0.176cm" fo:border="1pt solid #000000"/>
    </style:style>
    <style:style style:name="Таблица3.C4" style:family="table-cell">
      <style:table-cell-properties style:vertical-align="middle" fo:padding="0.176cm" fo:border="1pt solid #000000"/>
    </style:style>
    <style:style style:name="Таблица3.D4" style:family="table-cell">
      <style:table-cell-properties style:vertical-align="middle" fo:padding="0.176cm" fo:border="1pt solid #000000"/>
    </style:style>
    <style:style style:name="Таблица3.E4" style:family="table-cell">
      <style:table-cell-properties style:vertical-align="middle" fo:padding="0.176cm" fo:border="1pt solid #000000"/>
    </style:style>
    <style:style style:name="Таблица3.A5" style:family="table-cell">
      <style:table-cell-properties style:vertical-align="middle" fo:padding="0.176cm" fo:border="1pt solid #000000"/>
    </style:style>
    <style:style style:name="Таблица3.B5" style:family="table-cell">
      <style:table-cell-properties style:vertical-align="middle" fo:padding="0.176cm" fo:border="1pt solid #000000"/>
    </style:style>
    <style:style style:name="Таблица3.C5" style:family="table-cell">
      <style:table-cell-properties style:vertical-align="middle" fo:padding="0.176cm" fo:border="1pt solid #000000"/>
    </style:style>
    <style:style style:name="Таблица3.D5" style:family="table-cell">
      <style:table-cell-properties style:vertical-align="middle" fo:padding="0.176cm" fo:border="1pt solid #000000"/>
    </style:style>
    <style:style style:name="Таблица3.E5" style:family="table-cell">
      <style:table-cell-properties style:vertical-align="middle" fo:padding="0.176cm" fo:border="1pt solid #000000"/>
    </style:style>
    <style:style style:name="Таблица3.A6" style:family="table-cell">
      <style:table-cell-properties style:vertical-align="middle" fo:padding="0.176cm" fo:border="1pt solid #000000"/>
    </style:style>
    <style:style style:name="Таблица3.B6" style:family="table-cell">
      <style:table-cell-properties style:vertical-align="middle" fo:padding="0.176cm" fo:border="1pt solid #000000"/>
    </style:style>
    <style:style style:name="Таблица3.C6" style:family="table-cell">
      <style:table-cell-properties style:vertical-align="middle" fo:padding="0.176cm" fo:border="1pt solid #000000"/>
    </style:style>
    <style:style style:name="Таблица3.D6" style:family="table-cell">
      <style:table-cell-properties style:vertical-align="middle" fo:padding="0.176cm" fo:border="1pt solid #000000"/>
    </style:style>
    <style:style style:name="Таблица3.E6" style:family="table-cell">
      <style:table-cell-properties style:vertical-align="middle" fo:padding="0.176cm" fo:border="1pt solid #000000"/>
    </style:style>
    <style:style style:name="Таблица3.A7" style:family="table-cell">
      <style:table-cell-properties style:vertical-align="middle" fo:padding="0.176cm" fo:border="1pt solid #000000"/>
    </style:style>
    <style:style style:name="Таблица3.B7" style:family="table-cell">
      <style:table-cell-properties style:vertical-align="middle" fo:padding="0.176cm" fo:border="1pt solid #000000"/>
    </style:style>
    <style:style style:name="Таблица3.C7" style:family="table-cell">
      <style:table-cell-properties style:vertical-align="middle" fo:padding="0.176cm" fo:border="1pt solid #000000"/>
    </style:style>
    <style:style style:name="Таблица3.D7" style:family="table-cell">
      <style:table-cell-properties style:vertical-align="middle" fo:padding="0.176cm" fo:border="1pt solid #000000"/>
    </style:style>
    <style:style style:name="Таблица3.E7" style:family="table-cell">
      <style:table-cell-properties style:vertical-align="middle" fo:padding="0.176cm" fo:border="1pt solid #000000"/>
    </style:style>
    <style:style style:name="Таблица3.A8" style:family="table-cell">
      <style:table-cell-properties style:vertical-align="middle" fo:padding="0.176cm" fo:border="1pt solid #000000"/>
    </style:style>
    <style:style style:name="Таблица3.B8" style:family="table-cell">
      <style:table-cell-properties style:vertical-align="middle" fo:padding="0.176cm" fo:border="1pt solid #000000"/>
    </style:style>
    <style:style style:name="Таблица3.C8" style:family="table-cell">
      <style:table-cell-properties style:vertical-align="middle" fo:padding="0.176cm" fo:border="1pt solid #000000"/>
    </style:style>
    <style:style style:name="Таблица3.D8" style:family="table-cell">
      <style:table-cell-properties style:vertical-align="middle" fo:padding="0.176cm" fo:border="1pt solid #000000"/>
    </style:style>
    <style:style style:name="Таблица3.E8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rsid="001214d7" officeooo:paragraph-rsid="001214d7"/>
    </style:style>
    <style:style style:name="P2" style:family="paragraph" style:parent-style-name="Standard">
      <style:text-properties officeooo:rsid="001214d7" officeooo:paragraph-rsid="001214d7"/>
    </style:style>
    <style:style style:name="P3" style:family="paragraph" style:parent-style-name="Standard">
      <style:text-properties officeooo:paragraph-rsid="001214d7"/>
    </style:style>
    <style:style style:name="P4" style:family="paragraph" style:parent-style-name="Standard">
      <style:text-properties officeooo:rsid="001af25c" officeooo:paragraph-rsid="001af25c"/>
    </style:style>
    <style:style style:name="P5" style:family="paragraph" style:parent-style-name="Standard">
      <style:text-properties style:font-name="Liberation Mono" officeooo:rsid="001af25c" officeooo:paragraph-rsid="001af25c"/>
    </style:style>
    <style:style style:name="P6" style:family="paragraph" style:parent-style-name="Standard">
      <style:text-properties style:font-name="Liberation Mono" officeooo:rsid="001214d7" officeooo:paragraph-rsid="001214d7"/>
    </style:style>
    <style:style style:name="P7" style:family="paragraph" style:parent-style-name="Standard">
      <style:text-properties style:font-name="Liberation Mono" fo:font-size="9pt" officeooo:rsid="001214d7" officeooo:paragraph-rsid="001214d7" style:font-size-asian="9pt" style:font-size-complex="9pt"/>
    </style:style>
    <style:style style:name="P8" style:family="paragraph" style:parent-style-name="Standard">
      <style:text-properties style:font-name="Liberation Mono" fo:font-size="9pt" officeooo:rsid="001214d7" officeooo:paragraph-rsid="001c1bbf" style:font-size-asian="9pt" style:font-size-complex="9pt"/>
    </style:style>
    <style:style style:name="P9" style:family="paragraph" style:parent-style-name="Standard">
      <style:text-properties style:font-name="Liberation Mono" fo:font-size="9pt" officeooo:rsid="001c1bbf" officeooo:paragraph-rsid="001c1bbf" style:font-size-asian="9pt" style:font-size-complex="9pt"/>
    </style:style>
    <style:style style:name="P10" style:family="paragraph" style:parent-style-name="Standard">
      <style:text-properties style:font-name="Liberation Mono" fo:font-size="9pt" fo:font-weight="normal" officeooo:rsid="001214d7" officeooo:paragraph-rsid="001c1bbf" style:font-size-asian="9pt" style:font-weight-asian="normal" style:font-size-complex="9pt" style:font-weight-complex="normal"/>
    </style:style>
    <style:style style:name="P11" style:family="paragraph" style:parent-style-name="Standard">
      <style:paragraph-properties>
        <style:tab-stops>
          <style:tab-stop style:position="8.202cm"/>
        </style:tab-stops>
      </style:paragraph-properties>
      <style:text-properties style:font-name="Liberation Mono" fo:font-size="10pt" officeooo:rsid="001214d7" officeooo:paragraph-rsid="001214d7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8.299cm"/>
        </style:tab-stops>
      </style:paragraph-properties>
      <style:text-properties style:font-name="Liberation Mono" fo:font-size="10pt" officeooo:rsid="001214d7" officeooo:paragraph-rsid="001214d7" style:font-size-asian="10pt" style:font-size-complex="10pt"/>
    </style:style>
    <style:style style:name="P13" style:family="paragraph" style:parent-style-name="Standard">
      <style:text-properties style:font-name="Liberation Mono" fo:font-size="14pt" officeooo:rsid="001214d7" officeooo:paragraph-rsid="001214d7" style:font-size-asian="14pt" style:font-size-complex="14pt"/>
    </style:style>
    <style:style style:name="P14" style:family="paragraph" style:parent-style-name="Standard">
      <style:text-properties officeooo:rsid="001c1bbf" officeooo:paragraph-rsid="001c1bbf"/>
    </style:style>
    <style:style style:name="P15" style:family="paragraph" style:parent-style-name="Standard">
      <style:text-properties fo:font-size="9pt" officeooo:rsid="001214d7" officeooo:paragraph-rsid="001214d7" style:font-size-asian="9pt" style:font-size-complex="9pt"/>
    </style:style>
    <style:style style:name="P16" style:family="paragraph" style:parent-style-name="Standard">
      <style:paragraph-properties>
        <style:tab-stops>
          <style:tab-stop style:position="8.202cm"/>
        </style:tab-stops>
      </style:paragraph-properties>
      <style:text-properties fo:font-size="10pt" officeooo:paragraph-rsid="001214d7" style:font-size-asian="10pt" style:font-size-complex="10pt"/>
    </style:style>
    <style:style style:name="P17" style:family="paragraph" style:parent-style-name="Standard">
      <style:text-properties fo:font-size="10pt" officeooo:rsid="001214d7" officeooo:paragraph-rsid="001214d7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8.299cm"/>
        </style:tab-stops>
      </style:paragraph-properties>
      <style:text-properties fo:font-size="10pt" officeooo:paragraph-rsid="001214d7" style:font-size-asian="10pt" style:font-size-complex="10pt"/>
    </style:style>
    <style:style style:name="P19" style:family="paragraph" style:parent-style-name="Standard">
      <style:text-properties style:font-name="Liberation Serif" fo:font-size="12pt" fo:font-weight="normal" officeooo:rsid="0020d869" officeooo:paragraph-rsid="0020d86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officeooo:rsid="001214d7" officeooo:paragraph-rsid="00191d98" style:text-blinking="false" fo:background-color="transparent"/>
    </style:style>
    <style:style style:name="P21" style:family="paragraph" style:parent-style-name="Standard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officeooo:rsid="0013df30" officeooo:paragraph-rsid="00191d98" style:text-blinking="false" fo:background-color="transparent"/>
    </style:style>
    <style:style style:name="P22" style:family="paragraph" style:parent-style-name="Standard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officeooo:rsid="0013df30" officeooo:paragraph-rsid="001af25c" style:text-blinking="false" fo:background-color="transparent"/>
    </style:style>
    <style:style style:name="P23" style:family="paragraph" style:parent-style-name="Standard">
      <style:paragraph-properties fo:break-before="page"/>
      <style:text-properties officeooo:rsid="001af25c" officeooo:paragraph-rsid="001af25c"/>
    </style:style>
    <style:style style:name="P24" style:family="paragraph" style:parent-style-name="Standard">
      <style:paragraph-properties fo:break-before="page">
        <style:tab-stops>
          <style:tab-stop style:position="8.202cm"/>
        </style:tab-stops>
      </style:paragraph-properties>
      <style:text-properties style:font-name="Liberation Mono" fo:font-size="10pt" officeooo:rsid="001214d7" officeooo:paragraph-rsid="001214d7" style:font-size-asian="10pt" style:font-size-complex="10pt"/>
    </style:style>
    <style:style style:name="P25" style:family="paragraph" style:parent-style-name="Standard">
      <style:paragraph-properties fo:break-before="page"/>
      <style:text-properties style:font-name="Liberation Serif" fo:font-size="12pt" fo:font-weight="normal" officeooo:rsid="0020d869" officeooo:paragraph-rsid="0020d869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27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2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91d98" officeooo:paragraph-rsid="00191d98" style:text-blinking="false" fo:background-color="transparent"/>
    </style:style>
    <style:style style:name="P2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1d98" officeooo:paragraph-rsid="00191d98" style:text-blinking="false" fo:background-color="transparent"/>
    </style:style>
    <style:style style:name="P3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af25c" officeooo:paragraph-rsid="001af25c" style:text-blinking="false" fo:background-color="transparent"/>
    </style:style>
    <style:style style:name="P32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transparent"/>
    </style:style>
    <style:style style:name="P3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</style:style>
    <style:style style:name="P34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</style:style>
    <style:style style:name="P35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cm" loext:contextual-spacing="false" fo:line-height="120%" fo:text-align="center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1d98" style:text-blinking="false" fo:background-color="transparent"/>
    </style:style>
    <style:style style:name="P36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214d7" officeooo:paragraph-rsid="00191d98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91d98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af25c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3df30" officeooo:paragraph-rsid="00191d98" style:text-blinking="false" fo:background-color="transparent"/>
    </style:style>
    <style:style style:name="T1" style:family="text">
      <style:text-properties fo:font-variant="normal" fo:text-transform="none" fo:color="#000000" style:font-name="sans-serif" fo:font-size="9pt" fo:letter-spacing="normal" fo:font-style="normal" fo:font-weight="normal" officeooo:rsid="0013df3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1d98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officeooo:rsid="001e1829" style:text-blinking="false" fo:background-color="transparent" loext:char-shading-value="0"/>
    </style:style>
    <style:style style:name="T6" style:family="text">
      <style:text-properties style:font-name="sans-serif" fo:font-size="9pt" fo:letter-spacing="normal"/>
    </style:style>
    <style:style style:name="T7" style:family="text">
      <style:text-properties style:font-name="sans-serif" fo:font-size="9pt" fo:letter-spacing="normal" officeooo:rsid="0013df30"/>
    </style:style>
    <style:style style:name="T8" style:family="text">
      <style:text-properties style:font-name="Liberation Mono"/>
    </style:style>
    <style:style style:name="T9" style:family="text">
      <style:text-properties style:font-name="Liberation Mono" officeooo:rsid="001214d7"/>
    </style:style>
    <style:style style:name="T10" style:family="text">
      <style:text-properties style:font-name="Liberation Mono" officeooo:rsid="001c0d7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e1829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8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8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8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8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8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8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8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8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8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8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9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9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9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9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9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9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9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9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9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9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0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0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0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0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0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0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0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0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0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0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1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1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1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1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1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1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1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1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1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1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2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2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2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2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2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2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2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2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2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2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3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3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32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33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34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35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36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37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38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39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4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41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bookmark text:name="docs-internal-guid-e57b8654-7fff-3094-07ad-f5cc801ab43b"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26">Адрес</text:p>
          </table:table-cell>
          <table:table-cell table:style-name="Таблица9.B1" office:value-type="string">
            <text:p text:style-name="P28">Время</text:p>
          </table:table-cell>
          <table:table-cell table:style-name="Таблица9.A1" office:value-type="string">
            <text:p text:style-name="P26">Число запросов</text:p>
          </table:table-cell>
          <table:table-cell table:style-name="Таблица9.A1" office:value-type="string">
            <text:p text:style-name="P26">Число дублей</text:p>
          </table:table-cell>
        </table:table-row>
        <table:table-row>
          <table:table-cell table:style-name="Таблица9.A2" office:value-type="string">
            <text:p text:style-name="P20">главная страница</text:p>
          </table:table-cell>
          <table:table-cell table:style-name="Таблица9.B2" office:value-type="string">
            <text:p text:style-name="P36"><text:span text:style-name="T6">2,59 ms</text:span></text:p>
          </table:table-cell>
          <table:table-cell table:style-name="Таблица9.C2" office:value-type="string">
            <text:p text:style-name="P30">2</text:p>
          </table:table-cell>
          <table:table-cell table:style-name="Таблица9.D2" office:value-type="string">
            <text:p text:style-name="P30">-</text:p>
          </table:table-cell>
        </table:table-row>
        <table:table-row>
          <table:table-cell table:style-name="Таблица9.A3" office:value-type="string">
            <text:p text:style-name="P20">страница каталога</text:p>
          </table:table-cell>
          <table:table-cell table:style-name="Таблица9.B3" office:value-type="string">
            <text:p text:style-name="P35"><text:span text:style-name="T6">3,40 ms </text:span></text:p>
          </table:table-cell>
          <table:table-cell table:style-name="Таблица9.C3" office:value-type="string">
            <text:p text:style-name="P30">7</text:p>
          </table:table-cell>
          <table:table-cell table:style-name="Таблица9.D3" office:value-type="string">
            <text:p text:style-name="P30">-</text:p>
          </table:table-cell>
        </table:table-row>
        <table:table-row>
          <table:table-cell table:style-name="Таблица9.A4" office:value-type="string">
            <text:p text:style-name="P20">страница профиля</text:p>
          </table:table-cell>
          <table:table-cell table:style-name="Таблица9.B4" office:value-type="string">
            <text:p text:style-name="P37"><text:span text:style-name="T7">6,52 ms</text:span></text:p>
          </table:table-cell>
          <table:table-cell table:style-name="Таблица9.C4" office:value-type="string">
            <text:p text:style-name="P33"><text:span text:style-name="T2">1</text:span><text:span text:style-name="T3">5</text:span></text:p>
          </table:table-cell>
          <table:table-cell table:style-name="Таблица9.D4" office:value-type="string">
            <text:p text:style-name="P33"><text:span text:style-name="T2">1</text:span><text:span text:style-name="T3">1</text:span></text:p>
          </table:table-cell>
        </table:table-row>
        <table:table-row>
          <table:table-cell table:style-name="Таблица9.A5" office:value-type="string">
            <text:p text:style-name="P20">страница админки</text:p>
          </table:table-cell>
          <table:table-cell table:style-name="Таблица9.B5" office:value-type="string">
            <text:p text:style-name="P36"><text:span text:style-name="T6">3,02 ms</text:span></text:p>
          </table:table-cell>
          <table:table-cell table:style-name="Таблица9.C5" office:value-type="string">
            <text:p text:style-name="P30">3</text:p>
          </table:table-cell>
          <table:table-cell table:style-name="Таблица9.D5" office:value-type="string">
            <text:p text:style-name="P30">-</text:p>
          </table:table-cell>
        </table:table-row>
        <table:table-row>
          <table:table-cell table:style-name="Таблица9.A6" office:value-type="string">
            <text:p text:style-name="P20">страница заказов</text:p>
          </table:table-cell>
          <table:table-cell table:style-name="Таблица9.B6" office:value-type="string">
            <text:p text:style-name="P36"><text:span text:style-name="T6">3,85 ms</text:span></text:p>
          </table:table-cell>
          <table:table-cell table:style-name="Таблица9.C6" office:value-type="string">
            <text:p text:style-name="P30">4</text:p>
          </table:table-cell>
          <table:table-cell table:style-name="Таблица9.D6" office:value-type="string">
            <text:p text:style-name="P30">-</text:p>
          </table:table-cell>
        </table:table-row>
        <table:table-row>
          <table:table-cell table:style-name="Таблица9.A7" office:value-type="string">
            <text:p text:style-name="P21">страница создания заказа </text:p>
            <text:p text:style-name="P21">(в корзине 6 товаров в 4 позициях)</text:p>
          </table:table-cell>
          <table:table-cell table:style-name="Таблица9.B7" office:value-type="string">
            <text:p text:style-name="P37"><text:span text:style-name="T7">112,40 ms</text:span></text:p>
          </table:table-cell>
          <table:table-cell table:style-name="Таблица9.C7" office:value-type="string">
            <text:p text:style-name="P30">40</text:p>
          </table:table-cell>
          <table:table-cell table:style-name="Таблица9.D7" office:value-type="string">
            <text:p text:style-name="P30">32</text:p>
          </table:table-cell>
        </table:table-row>
        <table:table-row>
          <table:table-cell table:style-name="Таблица9.A9" office:value-type="string">
            <text:p text:style-name="P21">страница сохранения заказов</text:p>
          </table:table-cell>
          <table:table-cell table:style-name="Таблица9.B9" office:value-type="string">
            <text:p text:style-name="P39"><text:span text:style-name="T6">4,02 ms</text:span></text:p>
          </table:table-cell>
          <table:table-cell table:style-name="Таблица9.C9" office:value-type="string">
            <text:p text:style-name="P31">4</text:p>
          </table:table-cell>
          <table:table-cell table:style-name="Таблица9.D9" office:value-type="string">
            <text:p text:style-name="P31">-</text:p>
          </table:table-cell>
        </table:table-row>
        <table:table-row>
          <table:table-cell table:style-name="Таблица9.A9" office:value-type="string">
            <text:p text:style-name="P22">страница редактирования заказов</text:p>
          </table:table-cell>
          <table:table-cell table:style-name="Таблица9.B9" office:value-type="string">
            <text:p text:style-name="P38"><text:span text:style-name="T7">196,20 ms</text:span></text:p>
          </table:table-cell>
          <table:table-cell table:style-name="Таблица9.C9" office:value-type="string">
            <text:p text:style-name="P31">51</text:p>
          </table:table-cell>
          <table:table-cell table:style-name="Таблица9.D9" office:value-type="string">
            <text:p text:style-name="P31">42</text:p>
          </table:table-cell>
        </table:table-row>
      </table:table>
      <text:p text:style-name="P1"/>
      <text:p text:style-name="P4">Самые медленные контроллеры:</text:p>
      <text:p text:style-name="P5">/order/create/</text:p>
      <text:p text:style-name="P5">/order/update/1/</text:p>
      <text:p text:style-name="P4">оба со значительным количеством дублирующих запросов</text:p>
      <text:p text:style-name="P23">Файл <text:span text:style-name="T8">urls.txt</text:span> для тестирования утилитой<text:span text:style-name="T8"> siege</text:span>:</text:p>
      <text:p text:style-name="P3"><text:span text:style-name="T1"/></text:p>
      <text:p text:style-name="P6">http://127.0.0.1:8000/</text:p>
      <text:p text:style-name="P6">http://127.0.0.1:8000/admin-staff/</text:p>
      <text:p text:style-name="P6">http://127.0.0.1:8000/admin-staff/admin-users-create/</text:p>
      <text:p text:style-name="P6">http://127.0.0.1:8000/admin-staff/admin-users-delete/23/</text:p>
      <text:p text:style-name="P6">http://127.0.0.1:8000/admin-staff/admin-users-read/</text:p>
      <text:p text:style-name="P6">http://127.0.0.1:8000/admin-staff/admin-users-update/8/</text:p>
      <text:p text:style-name="P6">http://127.0.0.1:8000/admin/</text:p>
      <text:p text:style-name="P6">http://127.0.0.1:8000/admin/auth/group/</text:p>
      <text:p text:style-name="P6">http://127.0.0.1:8000/admin/auth/group/add/</text:p>
      <text:p text:style-name="P6">http://127.0.0.1:8000/admin/auth/group/autocomplete/</text:p>
      <text:p text:style-name="P6">http://127.0.0.1:8000/admin/authapp/user/</text:p>
      <text:p text:style-name="P6">http://127.0.0.1:8000/admin/authapp/user/add/</text:p>
      <text:p text:style-name="P6">http://127.0.0.1:8000/admin/authapp/user/autocomplete/</text:p>
      <text:p text:style-name="P6">http://127.0.0.1:8000/admin/basket/basket/</text:p>
      <text:p text:style-name="P6">http://127.0.0.1:8000/admin/basket/basket/add/</text:p>
      <text:p text:style-name="P6">http://127.0.0.1:8000/admin/basket/basket/autocomplete/</text:p>
      <text:p text:style-name="P6">http://127.0.0.1:8000/admin/jsi18n/</text:p>
      <text:p text:style-name="P6">http://127.0.0.1:8000/admin/login/</text:p>
      <text:p text:style-name="P6">http://127.0.0.1:8000/admin/logout/</text:p>
      <text:p text:style-name="P6">http://127.0.0.1:8000/admin/mainapp/product/</text:p>
      <text:p text:style-name="P6">http://127.0.0.1:8000/admin/mainapp/product/add/</text:p>
      <text:p text:style-name="P6">http://127.0.0.1:8000/admin/mainapp/product/autocomplete/</text:p>
      <text:p text:style-name="P6">http://127.0.0.1:8000/admin/mainapp/productcategory/</text:p>
      <text:p text:style-name="P6">http://127.0.0.1:8000/admin/mainapp/productcategory/add/</text:p>
      <text:p text:style-name="P6">http://127.0.0.1:8000/admin/mainapp/productcategory/autocomplete/</text:p>
      <text:p text:style-name="P6">http://127.0.0.1:8000/admin/password_change/</text:p>
      <text:p text:style-name="P6">http://127.0.0.1:8000/admin/password_change/done/</text:p>
      <text:p text:style-name="P6">http://127.0.0.1:8000/auth/login/</text:p>
      <text:p text:style-name="P6">http://127.0.0.1:8000/auth/logout/</text:p>
      <text:p text:style-name="P6">http://127.0.0.1:8000/auth/profile/</text:p>
      <text:p text:style-name="P6">http://127.0.0.1:8000/auth/register/</text:p>
      <text:p text:style-name="P6">http://127.0.0.1:8000/baskets/basket-add/25/</text:p>
      <text:p text:style-name="P6">http://127.0.0.1:8000/baskets/basket-remove/24/</text:p>
      <text:p text:style-name="P6">http://127.0.0.1:8000/baskets/edit/22/1/</text:p>
      <text:p text:style-name="P6">http://127.0.0.1:8000/order/</text:p>
      <text:p text:style-name="P6">http://127.0.0.1:8000/order/create/</text:p>
      <text:p text:style-name="P6">http://127.0.0.1:8000/order/delete/3/</text:p>
      <text:p text:style-name="P6">http://127.0.0.1:8000/order/forming/complete/1/</text:p>
      <text:p text:style-name="P6">http://127.0.0.1:8000/order/read/1/</text:p>
      <text:p text:style-name="P6">http://127.0.0.1:8000/order/read/2/</text:p>
      <text:p text:style-name="P6">http://127.0.0.1:8000/order/update/1/</text:p>
      <text:p text:style-name="P6">http://127.0.0.1:8000/order/update/2/</text:p>
      <text:p text:style-name="P6">http://127.0.0.1:8000/products/</text:p>
      <text:p text:style-name="P6">http://127.0.0.1:8000/products/1/</text:p>
      <text:p text:style-name="P6">http://127.0.0.1:8000/products/2/</text:p>
      <text:p text:style-name="P6">http://127.0.0.1:8000/products/3/</text:p>
      <text:p text:style-name="P6">http://127.0.0.1:8000/products/4/</text:p>
      <text:p text:style-name="P6">http://127.0.0.1:8000/products/page/1/</text:p>
      <text:p text:style-name="P6">http://127.0.0.1:8000/products/page/2/</text:p>
      <text:p text:style-name="P1"/>
      <text:p text:style-name="P1"/>
      <text:p text:style-name="P24">$ siege -f ./urls.txt -d0 -r10 -c1</text:p>
      <text:p text:style-name="P11">** SIEGE 4.0.4</text:p>
      <text:p text:style-name="P11">** Preparing 1 concurrent users for battle.</text:p>
      <text:p text:style-name="P11">The server is now under siege...</text:p>
      <text:p text:style-name="P11">Transactions:<text:tab/>89 hits</text:p>
      <text:p text:style-name="P11">Availability:<text:tab/>100.00 %</text:p>
      <text:p text:style-name="P11">Elapsed time:<text:tab/>6.50 secs</text:p>
      <text:p text:style-name="P11">Data transferred:<text:tab/>4.04 MB</text:p>
      <text:p text:style-name="P11">Response time:<text:tab/>0.07 secs</text:p>
      <text:p text:style-name="P11">Transaction rate:<text:tab/>13.69 trans/sec</text:p>
      <text:p text:style-name="P11">Throughput:<text:tab/>0.62 MB/sec</text:p>
      <text:p text:style-name="P11">Concurrency:<text:tab/>1.00</text:p>
      <text:p text:style-name="P16"><text:span text:style-name="T9">Successful transactions:</text:span><text:span text:style-name="T10"><text:tab/></text:span><text:span text:style-name="T9">88</text:span></text:p>
      <text:p text:style-name="P11">Failed transactions:<text:tab/>0</text:p>
      <text:p text:style-name="P11">Longest transaction:<text:tab/>0.46</text:p>
      <text:p text:style-name="P11">Shortest transaction:<text:tab/>0.00</text:p>
      <text:p text:style-name="P11"/>
      <text:p text:style-name="P11">$ siege -f ./urls.txt -d1 -r30 -c3</text:p>
      <text:p text:style-name="P11">** SIEGE 4.0.4</text:p>
      <text:p text:style-name="P11">** Preparing 3 concurrent users for battle.</text:p>
      <text:p text:style-name="P11">The server is now under siege...</text:p>
      <text:p text:style-name="P11">Transactions:<text:tab/>798 hits</text:p>
      <text:p text:style-name="P11">Availability:<text:tab/>99.50 %</text:p>
      <text:p text:style-name="P11">Elapsed time:<text:tab/>95.89 secs</text:p>
      <text:p text:style-name="P11">Data transferred:<text:tab/>64.58 MB</text:p>
      <text:p text:style-name="P11">Response time:<text:tab/>0.24 secs</text:p>
      <text:p text:style-name="P11">Transaction rate:<text:tab/>8.32 trans/sec</text:p>
      <text:p text:style-name="P11">Throughput:<text:tab/>0.67 MB/sec</text:p>
      <text:p text:style-name="P11">Concurrency:<text:tab/>1.97</text:p>
      <text:p text:style-name="P16"><text:span text:style-name="T9">Successful transactions:</text:span><text:span text:style-name="T10"><text:tab/></text:span><text:span text:style-name="T9">794</text:span></text:p>
      <text:p text:style-name="P11">Failed transactions:<text:tab/>4</text:p>
      <text:p text:style-name="P11">Longest transaction:<text:tab/>16.66</text:p>
      <text:p text:style-name="P11">Shortest transaction:<text:tab/>0.00</text:p>
      <text:p text:style-name="P17"/>
      <text:p text:style-name="P12">$ siege -f ./urls.txt -d1 -r11 -c5</text:p>
      <text:p text:style-name="P12">** SIEGE 4.0.4</text:p>
      <text:p text:style-name="P12">** Preparing 5 concurrent users for battle.</text:p>
      <text:p text:style-name="P12">The server is now under siege...</text:p>
      <text:p text:style-name="P12">Transactions:<text:tab/>498 hits</text:p>
      <text:p text:style-name="P12">Availability:<text:tab/>99.80 %</text:p>
      <text:p text:style-name="P12">Elapsed time:<text:tab/>48.91 secs</text:p>
      <text:p text:style-name="P12">Data transferred:<text:tab/>32.89 MB</text:p>
      <text:p text:style-name="P12">Response time:<text:tab/>0.33 secs</text:p>
      <text:p text:style-name="P12">Transaction rate:<text:tab/>10.18 trans/sec</text:p>
      <text:p text:style-name="P12">Throughput:<text:tab/>0.67 MB/sec</text:p>
      <text:p text:style-name="P12">Concurrency:<text:tab/>3.38</text:p>
      <text:p text:style-name="P18"><text:span text:style-name="T9">Successful transactions:</text:span><text:span text:style-name="T10"><text:tab/></text:span><text:span text:style-name="T9">496</text:span></text:p>
      <text:p text:style-name="P12">Failed transactions:<text:tab/>1</text:p>
      <text:p text:style-name="P12">Longest transaction:<text:tab/>17.00</text:p>
      <text:p text:style-name="P12">Shortest transaction:<text:tab/>0.00</text:p>
      <text:p text:style-name="P1"/>
      <text:p text:style-name="P14">С ошибками работали: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Internal Server Error: <text:span text:style-name="T11">/order/create/</text:span></text:p>
            <text:p text:style-name="P10">Traceback (most recent call last):</text:p>
            <text:p text:style-name="P9">...</text:p>
            <text:p text:style-name="P8">TypeError: 'AnonymousUser' object is not iterable</text:p>
          </table:table-cell>
        </table:table-row>
      </table:table>
      <text:p text:style-name="P14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8">Internal Server Error: <text:span text:style-name="T11">/order/product/1/price/</text:span></text:p>
            <text:p text:style-name="P8">Traceback (most recent call last):</text:p>
            <text:p text:style-name="P9">...</text:p>
            <text:p text:style-name="P8">ValueError: The view ordersapp.views.get_product_price didn't return an HttpResponse object. It returned None instead.</text:p>
          </table:table-cell>
        </table:table-row>
      </table:table>
      <text:p text:style-name="P7"><text:span text:style-name="T11"/></text:p>
      <text:p text:style-name="P25">Объем нагрузочного тестирования сократил, иначе можно было всю ночь прождать</text:p>
      <text:p text:style-name="P19"/>
      <text:p text:style-name="P13"><text:bookmark text:name="docs-internal-guid-d0ec27da-7fff-7859-6e6a-1348a1ca89ea"/>$ siege -f url.txt -d0 -r5 -c10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7">Адрес</text:p>
          </table:table-cell>
          <table:table-cell table:style-name="Таблица3.A1" office:value-type="string">
            <text:p text:style-name="P27">Переходов</text:p>
          </table:table-cell>
          <table:table-cell table:style-name="Таблица3.A1" office:value-type="string">
            <text:p text:style-name="P27">Время теста, с</text:p>
          </table:table-cell>
          <table:table-cell table:style-name="Таблица3.A1" office:value-type="string">
            <text:p text:style-name="P27">Транзакций в секунду</text:p>
          </table:table-cell>
          <table:table-cell table:style-name="Таблица3.A1" office:value-type="string">
            <text:p text:style-name="P27">Время отклика, с</text:p>
          </table:table-cell>
        </table:table-row>
        <table:table-row>
          <table:table-cell table:style-name="Таблица3.A2" office:value-type="string">
            <text:p text:style-name="P32">/</text:p>
          </table:table-cell>
          <table:table-cell table:style-name="Таблица3.B2" office:value-type="string">
            <text:p text:style-name="P29">432</text:p>
          </table:table-cell>
          <table:table-cell table:style-name="Таблица3.C2" office:value-type="string">
            <text:p text:style-name="P29">23.09</text:p>
          </table:table-cell>
          <table:table-cell table:style-name="Таблица3.D2" office:value-type="string">
            <text:p text:style-name="P29">18.71</text:p>
          </table:table-cell>
          <table:table-cell table:style-name="Таблица3.E2" office:value-type="string">
            <text:p text:style-name="P29">0.51</text:p>
          </table:table-cell>
        </table:table-row>
        <table:table-row>
          <table:table-cell table:style-name="Таблица3.A3" office:value-type="string">
            <text:p text:style-name="P32">/products/</text:p>
          </table:table-cell>
          <table:table-cell table:style-name="Таблица3.B3" office:value-type="string">
            <text:p text:style-name="P29">720</text:p>
          </table:table-cell>
          <table:table-cell table:style-name="Таблица3.C3" office:value-type="string">
            <text:p text:style-name="P29">110.29</text:p>
          </table:table-cell>
          <table:table-cell table:style-name="Таблица3.D3" office:value-type="string">
            <text:p text:style-name="P29">6.53</text:p>
          </table:table-cell>
          <table:table-cell table:style-name="Таблица3.E3" office:value-type="string">
            <text:p text:style-name="P29">1.48</text:p>
          </table:table-cell>
        </table:table-row>
        <table:table-row>
          <table:table-cell table:style-name="Таблица3.A4" office:value-type="string">
            <text:p text:style-name="P34"><text:span text:style-name="T4">/products/page/</text:span><text:span text:style-name="T5">2</text:span><text:span text:style-name="T4">/</text:span></text:p>
          </table:table-cell>
          <table:table-cell table:style-name="Таблица3.B4" office:value-type="string">
            <text:p text:style-name="P29">735</text:p>
          </table:table-cell>
          <table:table-cell table:style-name="Таблица3.C4" office:value-type="string">
            <text:p text:style-name="P29">244.05</text:p>
          </table:table-cell>
          <table:table-cell table:style-name="Таблица3.D4" office:value-type="string">
            <text:p text:style-name="P29">3.01</text:p>
          </table:table-cell>
          <table:table-cell table:style-name="Таблица3.E4" office:value-type="string">
            <text:p text:style-name="P29">3.26</text:p>
          </table:table-cell>
        </table:table-row>
        <table:table-row>
          <table:table-cell table:style-name="Таблица3.A5" office:value-type="string">
            <text:p text:style-name="P32">/auth/profile/</text:p>
          </table:table-cell>
          <table:table-cell table:style-name="Таблица3.B5" office:value-type="string">
            <text:p text:style-name="P29">506</text:p>
          </table:table-cell>
          <table:table-cell table:style-name="Таблица3.C5" office:value-type="string">
            <text:p text:style-name="P29">157.30</text:p>
          </table:table-cell>
          <table:table-cell table:style-name="Таблица3.D5" office:value-type="string">
            <text:p text:style-name="P29">3.22</text:p>
          </table:table-cell>
          <table:table-cell table:style-name="Таблица3.E5" office:value-type="string">
            <text:p text:style-name="P29">3.03</text:p>
          </table:table-cell>
        </table:table-row>
        <table:table-row>
          <table:table-cell table:style-name="Таблица3.A6" office:value-type="string">
            <text:p text:style-name="P32">/order/</text:p>
          </table:table-cell>
          <table:table-cell table:style-name="Таблица3.B6" office:value-type="string">
            <text:p text:style-name="P29">517</text:p>
          </table:table-cell>
          <table:table-cell table:style-name="Таблица3.C6" office:value-type="string">
            <text:p text:style-name="P29">159.06</text:p>
          </table:table-cell>
          <table:table-cell table:style-name="Таблица3.D6" office:value-type="string">
            <text:p text:style-name="P29">3.25</text:p>
          </table:table-cell>
          <table:table-cell table:style-name="Таблица3.E6" office:value-type="string">
            <text:p text:style-name="P29">3.01</text:p>
          </table:table-cell>
        </table:table-row>
        <table:table-row>
          <table:table-cell table:style-name="Таблица3.A7" office:value-type="string">
            <text:p text:style-name="P32">/order/update/2/</text:p>
          </table:table-cell>
          <table:table-cell table:style-name="Таблица3.B7" office:value-type="string">
            <text:p text:style-name="P29">423</text:p>
          </table:table-cell>
          <table:table-cell table:style-name="Таблица3.C7" office:value-type="string">
            <text:p text:style-name="P29">889.87</text:p>
          </table:table-cell>
          <table:table-cell table:style-name="Таблица3.D7" office:value-type="string">
            <text:p text:style-name="P29">0.48</text:p>
          </table:table-cell>
          <table:table-cell table:style-name="Таблица3.E7" office:value-type="string">
            <text:p text:style-name="P29">20.22</text:p>
          </table:table-cell>
        </table:table-row>
        <table:table-row>
          <table:table-cell table:style-name="Таблица3.A8" office:value-type="string">
            <text:p text:style-name="P32">/order/read/1/</text:p>
          </table:table-cell>
          <table:table-cell table:style-name="Таблица3.B8" office:value-type="string">
            <text:p text:style-name="P29">324</text:p>
          </table:table-cell>
          <table:table-cell table:style-name="Таблица3.C8" office:value-type="string">
            <text:p text:style-name="P29">277.67</text:p>
          </table:table-cell>
          <table:table-cell table:style-name="Таблица3.D8" office:value-type="string">
            <text:p text:style-name="P29">1.17</text:p>
          </table:table-cell>
          <table:table-cell table:style-name="Таблица3.E8" office:value-type="string">
            <text:p text:style-name="P29">8.22</text:p>
          </table:table-cell>
        </table:table-row>
      </table:table>
      <text:p text:style-name="P15"/>
      <text:p text:style-name="P15"/>
      <text:p text:style-name="P7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22:00:36.826251710</meta:creation-date>
    <dc:date>2021-04-01T00:20:36.458320675</dc:date>
    <meta:editing-duration>PT1H24M29S</meta:editing-duration>
    <meta:editing-cycles>4</meta:editing-cycles>
    <meta:generator>LibreOffice/6.4.6.2$Linux_X86_64 LibreOffice_project/40$Build-2</meta:generator>
    <meta:document-statistic meta:table-count="4" meta:image-count="0" meta:object-count="0" meta:page-count="4" meta:paragraph-count="190" meta:word-count="421" meta:character-count="4461" meta:non-whitespace-character-count="4228"/>
  </office:meta>
</office:document-meta>
</file>